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194cm" fo:min-width="0.73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194cm" fo:min-width="0.738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95cm" fo:min-width="0.73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195cm" fo:min-width="0.738cm"/>
    </style:style>
    <style:style style:name="gr5" style:family="graphic" style:parent-style-name="Default_5f_1">
      <style:graphic-properties draw:textarea-horizontal-align="justify" draw:textarea-vertical-align="middle" draw:auto-grow-height="false" fo:min-height="0.156cm" fo:min-width="0.854cm"/>
    </style:style>
    <style:style style:name="gr6" style:family="graphic" style:parent-style-name="Default_5f_1">
      <style:graphic-properties draw:textarea-vertical-align="middle"/>
    </style:style>
    <style:style style:name="gr7" style:family="graphic" style:parent-style-name="Default_5f_1">
      <style:graphic-properties draw:textarea-horizontal-align="justify" draw:textarea-vertical-align="middle" draw:auto-grow-height="false" fo:min-height="0.804cm" fo:min-width="0.4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02cm" fo:min-width="0.465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9cm" fo:min-width="0.298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79cm" fo:min-width="0.296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7cm" fo:min-width="2.812cm"/>
      <style:paragraph-properties style:writing-mode="lr-tb"/>
    </style:style>
    <style:style style:name="gr15" style:family="graphic" style:parent-style-name="Default_5f_1">
      <style:graphic-properties draw:textarea-horizontal-align="justify" draw:textarea-vertical-align="middle" draw:auto-grow-height="false" fo:min-height="0.156cm" fo:min-width="0.852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54cm" fo:min-width="1.1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3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2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3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2cm"/>
      <style:paragraph-properties style:writing-mode="lr-tb"/>
    </style:style>
    <style:style style:name="gr22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019cm" fo:min-width="0.864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Default_5f_1">
      <style:graphic-properties draw:stroke="none" draw:fill="none" fo:min-height="2.869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8.5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9" style:family="paragraph">
      <loext:graphic-properties draw:fill="none" draw:fill-color="#ffffff"/>
      <style:paragraph-properties style:writing-mode="lr-tb"/>
      <style:text-properties fo:font-size="8.5pt"/>
    </style:style>
    <style:style style:name="P10" style:family="paragraph">
      <style:text-properties fo:font-size="10.5pt"/>
    </style:style>
    <style:style style:name="P11" style:family="paragraph">
      <loext:graphic-properties draw:fill="none" draw:fill-color="#ffffff"/>
      <style:paragraph-properties style:writing-mode="lr-tb"/>
      <style:text-properties fo:font-size="10.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8.5pt"/>
    </style:style>
    <style:style style:name="T1" style:family="text">
      <style:text-properties fo:font-size="8.5pt" fo:language="en" fo:country="GB"/>
    </style:style>
    <style:style style:name="T2" style:family="text">
      <style:text-properties fo:language="en" fo:country="GB"/>
    </style:style>
    <style:style style:name="T3" style:family="text">
      <style:text-properties style:text-position="-33% 58%" fo:language="en" fo:country="GB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fo:language="en" fo:country="GB" style:font-size-asian="15pt" style:font-size-complex="15pt"/>
    </style:style>
    <style:style style:name="T8" style:family="text">
      <style:text-properties style:text-position="-33% 58%" fo:font-size="18pt" fo:language="en" fo:country="GB"/>
    </style:style>
    <style:style style:name="T9" style:family="text">
      <style:text-properties fo:font-size="8.5pt"/>
    </style:style>
    <style:style style:name="T10" style:family="text">
      <style:text-properties style:text-position="-33% 58%" fo:font-size="8.5pt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39cm" svg:height="0.444cm" svg:x="3.17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38cm" svg:height="0.444cm" svg:x="6.725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239cm" svg:height="0.445cm" svg:x="3.172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38cm" svg:height="0.445cm" svg:x="6.799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1.354cm" svg:height="0.406cm" draw:transform="rotate (1.5707963267949) translate (5.442cm 3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.172cm" svg:y1="0.975cm" svg:x2="1.947cm" svg:y2="1.836cm" draw:start-shape="id1" draw:start-glue-point="3" draw:end-shape="id2" draw:end-glue-point="4" svg:d="M3172 975h-1225v861" svg:viewBox="0 0 1226 862">
          <text:p/>
        </draw:connector>
        <draw:connector draw:style-name="gr6" draw:text-style-name="P1" draw:layer="layout" svg:x1="1.947cm" svg:y1="3.326cm" svg:x2="3.172cm" svg:y2="4.125cm" draw:start-shape="id2" draw:start-glue-point="8" draw:end-shape="id3" draw:end-glue-point="3" svg:d="M1947 3326v799h1225" svg:viewBox="0 0 1226 800">
          <text:p/>
        </draw:connector>
        <draw:connector draw:style-name="gr6" draw:text-style-name="P1" draw:layer="layout" draw:line-skew="0.118cm" svg:x1="9.011cm" svg:y1="6.501cm" svg:x2="5.64cm" svg:y2="6.844cm" draw:start-shape="id4" draw:start-glue-point="2" draw:end-shape="id5" draw:end-glue-point="6" svg:d="M9011 6501v963h-3371v-620" svg:viewBox="0 0 3372 964">
          <text:p/>
        </draw:connector>
        <draw:connector draw:style-name="gr6" draw:text-style-name="P1" draw:layer="layout" svg:x1="4.411cm" svg:y1="4.125cm" svg:x2="6.799cm" svg:y2="4.125cm" draw:start-shape="id3" draw:start-glue-point="1" draw:end-shape="id6" draw:end-glue-point="3" svg:d="M4411 4125h2388" svg:viewBox="0 0 2389 1">
          <text:p/>
        </draw:connector>
        <draw:connector draw:style-name="gr6" draw:text-style-name="P1" draw:layer="layout" svg:x1="5.645cm" svg:y1="3.189cm" svg:x2="6.799cm" svg:y2="4.125cm" draw:start-shape="id7" draw:start-glue-point="3" draw:end-shape="id6" draw:end-glue-point="3" svg:d="M5645 3189v936h1154" svg:viewBox="0 0 1155 937">
          <text:p/>
        </draw:connector>
        <draw:connector draw:style-name="gr6" draw:text-style-name="P1" draw:layer="layout" svg:x1="6.725cm" svg:y1="0.975cm" svg:x2="5.645cm" svg:y2="1.835cm" draw:start-shape="id8" draw:start-glue-point="3" draw:end-shape="id7" draw:end-glue-point="1" svg:d="M6725 975h-1080v860" svg:viewBox="0 0 1081 861">
          <text:p/>
        </draw:connector>
        <draw:custom-shape draw:style-name="gr7" draw:text-style-name="P2" xml:id="id2" draw:id="id2" draw:layer="layout" svg:width="1.363cm" svg:height="1.49cm" svg:x="1.265cm" svg:y="1.83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1.365cm" svg:height="1.488cm" svg:x="8.329cm" svg:y="5.0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9.012cm" svg:y1="6.249cm" svg:x2="9.012cm" svg:y2="5.228cm">
            <text:p/>
          </draw:line>
        </draw:g>
        <draw:frame draw:style-name="gr10" draw:text-style-name="P5" draw:layer="layout" svg:width="1.363cm" svg:height="1.125cm" svg:x="0.289cm" svg:y="2.14cm">
          <draw:text-box>
            <text:p text:style-name="P4"><text:span text:style-name="T2">V</text:span><text:span text:style-name="T3">a</text:span></text:p>
          </draw:text-box>
        </draw:frame>
        <draw:g xml:id="id9" draw:id="id9">
          <draw:custom-shape draw:style-name="gr11" draw:text-style-name="P1" draw:layer="layout" svg:width="1.594cm" svg:height="2.078cm" svg:x="8.205cm" svg:y="1.5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9cm" svg:y1="2.108cm" svg:x2="9cm" svg:y2="3.129cm">
            <text:p/>
          </draw:line>
        </draw:g>
        <draw:custom-shape draw:style-name="gr13" draw:text-style-name="P2" xml:id="id5" draw:id="id5" draw:layer="layout" svg:width="1.592cm" svg:height="2.078cm" svg:x="4.844cm" svg:y="4.766cm">
          <text:p text:style-name="P2"><text:span text:style-name="T4">+</text:span></text:p>
          <text:p text:style-name="P2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6" draw:layer="layout" svg:width="3.312cm" svg:height="1.217cm" svg:x="5.927cm" svg:y="6.391cm">
          <draw:text-box>
            <text:p><text:span text:style-name="T5">V</text:span><text:span text:style-name="T6">c</text:span><text:span text:style-name="T5"> </text:span><text:span text:style-name="T5">= K</text:span><text:span text:style-name="T6">c</text:span><text:span text:style-name="T5"> I</text:span><text:span text:style-name="T6">c</text:span><text:span text:style-name="T7"> </text:span></text:p>
          </draw:text-box>
        </draw:frame>
        <draw:connector draw:style-name="gr6" draw:text-style-name="P7" draw:layer="layout" svg:x1="4.411cm" svg:y1="4.125cm" svg:x2="5.64cm" svg:y2="4.766cm" draw:start-shape="id3" draw:start-glue-point="1" draw:end-shape="id5" draw:end-glue-point="4" svg:d="M4411 4125h1229v641" svg:viewBox="0 0 1230 642">
          <text:p/>
        </draw:connector>
        <draw:connector draw:style-name="gr6" draw:text-style-name="P7" draw:layer="layout" svg:x1="4.411cm" svg:y1="0.975cm" svg:x2="5.645cm" svg:y2="1.835cm" draw:start-shape="id1" draw:start-glue-point="1" draw:end-shape="id7" draw:end-glue-point="1" svg:d="M4411 975h1234v860" svg:viewBox="0 0 1235 861">
          <text:p/>
        </draw:connector>
        <draw:connector draw:style-name="gr6" draw:text-style-name="P7" draw:layer="layout" svg:x1="8.037cm" svg:y1="4.125cm" svg:x2="9.011cm" svg:y2="5.013cm" draw:start-shape="id6" draw:start-glue-point="1" draw:end-shape="id4" draw:end-glue-point="0" svg:d="M8037 4125h974v888" svg:viewBox="0 0 975 889">
          <text:p/>
        </draw:connector>
        <draw:connector draw:style-name="gr6" draw:text-style-name="P7" draw:layer="layout" svg:x1="7.963cm" svg:y1="0.975cm" svg:x2="9.002cm" svg:y2="1.505cm" draw:start-shape="id8" draw:start-glue-point="1" draw:end-shape="id9" draw:end-glue-point="0" svg:d="M7963 975h1039v530" svg:viewBox="0 0 1040 531">
          <text:p/>
        </draw:connector>
        <draw:connector draw:style-name="gr6" draw:text-style-name="P7" draw:layer="layout" svg:x1="9.002cm" svg:y1="3.583cm" svg:x2="9.011cm" svg:y2="5.013cm" draw:start-shape="id9" draw:start-glue-point="2" draw:end-shape="id4" draw:end-glue-point="0" svg:d="M9002 3583v715h9v715" svg:viewBox="0 0 10 1431">
          <text:p/>
        </draw:connector>
        <draw:custom-shape draw:style-name="gr3" draw:text-style-name="P1" xml:id="id10" draw:id="id10" draw:layer="layout" svg:width="1.239cm" svg:height="0.445cm" svg:x="3.172cm" svg:y="7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1" draw:id="id11" draw:layer="layout" svg:width="1.352cm" svg:height="0.406cm" draw:transform="rotate (1.5707963267949) translate (1.741cm 6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4.411cm" svg:y1="7.435cm" svg:x2="5.64cm" svg:y2="6.844cm" draw:start-shape="id10" draw:start-glue-point="1" draw:end-shape="id5" draw:end-glue-point="6" svg:d="M4411 7435h1229v-591" svg:viewBox="0 0 1230 592">
          <text:p/>
        </draw:connector>
        <draw:connector draw:style-name="gr6" draw:text-style-name="P7" draw:layer="layout" svg:x1="1.944cm" svg:y1="5.066cm" svg:x2="3.172cm" svg:y2="4.125cm" draw:start-shape="id11" draw:start-glue-point="1" draw:end-shape="id3" draw:end-glue-point="3" svg:d="M1944 5066v-941h1228" svg:viewBox="0 0 1229 942">
          <text:p/>
        </draw:connector>
        <draw:connector draw:style-name="gr6" draw:text-style-name="P7" draw:layer="layout" svg:x1="1.944cm" svg:y1="6.418cm" svg:x2="3.172cm" svg:y2="7.435cm" draw:start-shape="id11" draw:start-glue-point="3" draw:end-shape="id10" draw:end-glue-point="3" svg:d="M1944 6418v1017h1228" svg:viewBox="0 0 1229 1018">
          <text:p/>
        </draw:connector>
        <draw:frame draw:style-name="gr16" draw:text-style-name="P8" draw:layer="layout" svg:width="1.6cm" svg:height="1.904cm" svg:x="9.654cm" svg:y="5.232cm">
          <draw:text-box>
            <text:p><text:span text:style-name="T4">I</text:span><text:span text:style-name="T8">d</text:span></text:p>
          </draw:text-box>
        </draw:frame>
        <draw:frame draw:style-name="gr17" draw:text-style-name="P9" draw:layer="layout" svg:width="1.393cm" svg:height="1.125cm" svg:x="3.443cm" svg:y="1.175cm">
          <draw:text-box>
            <text:p><text:span text:style-name="T9">R</text:span><text:span text:style-name="T10">1</text:span></text:p>
          </draw:text-box>
        </draw:frame>
        <draw:frame draw:style-name="gr18" draw:text-style-name="P9" draw:layer="layout" svg:width="1.392cm" svg:height="1.124cm" svg:x="7.032cm" svg:y="4.348cm">
          <draw:text-box>
            <text:p><text:span text:style-name="T9">R</text:span><text:span text:style-name="T10">5</text:span></text:p>
          </draw:text-box>
        </draw:frame>
        <draw:frame draw:style-name="gr19" draw:text-style-name="P9" draw:layer="layout" svg:width="0.859cm" svg:height="1.696cm" svg:x="3.393cm" svg:y="4.348cm">
          <draw:text-box>
            <text:p><text:span text:style-name="T9">R</text:span><text:span text:style-name="T10">4</text:span></text:p>
          </draw:text-box>
        </draw:frame>
        <draw:frame draw:style-name="gr20" draw:text-style-name="P9" draw:layer="layout" svg:width="1.393cm" svg:height="1.124cm" svg:x="5.732cm" svg:y="2.182cm">
          <draw:text-box>
            <text:p><text:span text:style-name="T9">R</text:span><text:span text:style-name="T10">3</text:span></text:p>
          </draw:text-box>
        </draw:frame>
        <draw:frame draw:style-name="gr21" draw:text-style-name="P9" draw:layer="layout" svg:width="1.392cm" svg:height="1.125cm" svg:x="6.961cm" svg:y="1.199cm">
          <draw:text-box>
            <text:p><text:span text:style-name="T9">R</text:span><text:span text:style-name="T10">2</text:span></text:p>
          </draw:text-box>
        </draw:frame>
        <draw:frame draw:style-name="gr21" draw:text-style-name="P9" draw:layer="layout" svg:width="1.392cm" svg:height="1.125cm" svg:x="0.88cm" svg:y="5.263cm">
          <draw:text-box>
            <text:p><text:span text:style-name="T9">R</text:span><text:span text:style-name="T10">6</text:span></text:p>
          </draw:text-box>
        </draw:frame>
        <draw:custom-shape draw:style-name="gr22" draw:text-style-name="P7" draw:layer="layout" svg:width="0.175cm" svg:height="0.208cm" svg:x="5.545cm" svg:y="4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191cm" svg:height="0.24cm" svg:x="8.87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175cm" svg:height="0.209cm" svg:x="5.545cm" svg:y="7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175cm" svg:height="0.209cm" svg:x="5.545cm" svg:y="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174cm" svg:height="0.208cm" svg:x="1.84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1.364cm" svg:height="2.269cm" svg:x="4.629cm" svg:y="1.69cm">
          <draw:text-box>
            <text:p text:style-name="P10">+</text:p>
            <text:p text:style-name="P10">V<text:span text:style-name="T11">b</text:span></text:p>
            <text:p text:style-name="P10">-</text:p>
          </draw:text-box>
        </draw:frame>
        <draw:line draw:style-name="gr24" draw:text-style-name="P12" draw:layer="layout" svg:x1="2.421cm" svg:y1="5.066cm" svg:x2="2.421cm" svg:y2="6.59cm">
          <text:p/>
        </draw:line>
        <draw:frame draw:style-name="gr25" draw:text-style-name="P13" draw:layer="layout" svg:width="1.093cm" svg:height="3.119cm" svg:x="2.293cm" svg:y="5.243cm">
          <draw:text-box>
            <text:p><text:span text:style-name="T12">I</text:span><text:span text:style-name="T13">c</text:span></text:p>
          </draw:text-box>
        </draw:frame>
        <draw:frame draw:style-name="gr21" draw:text-style-name="P9" draw:layer="layout" svg:width="1.392cm" svg:height="1.125cm" svg:x="3.368cm" svg:y="7.752cm">
          <draw:text-box>
            <text:p><text:span text:style-name="T9">R</text:span><text:span text:style-name="T10">7</text:span></text:p>
          </draw:text-box>
        </draw:frame>
        <draw:frame draw:style-name="gr14" draw:text-style-name="P6" draw:layer="layout" svg:width="3.312cm" svg:height="1.217cm" svg:x="9.289cm" svg:y="3.103cm">
          <draw:text-box>
            <text:p><text:span text:style-name="T14">I</text:span><text:span text:style-name="T6">b</text:span><text:span text:style-name="T5"> = K</text:span><text:span text:style-name="T6">b</text:span><text:span text:style-name="T5"> V</text:span><text:span text:style-name="T6">b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3-17">17/03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CFE: DEEC/Instituto Superior Técnic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7T18:26:36.661981138</dc:date>
    <meta:editing-duration>PT23M44S</meta:editing-duration>
    <meta:editing-cycles>4</meta:editing-cycles>
    <meta:generator>LibreOffice/6.4.6.2$Linux_X86_64 LibreOffice_project/40$Build-2</meta:generator>
    <meta:document-statistic meta:object-count="53"/>
  </office:meta>
</office:document-meta>
</file>